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Ca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_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C2]*[.D2]" office:value-type="float" office:value="2500" calcext:value-type="float">
            <text:p>2500</text:p>
          </table:table-cell>
          <table:table-cell office:value-type="float" office:value="38.373695" calcext:value-type="float">
            <text:p>38.373695</text:p>
          </table:table-cell>
          <table:table-cell table:formula="of:=[.C2]+[.D2]" office:value-type="float" office:value="100" calcext:value-type="float">
            <text:p>100</text:p>
          </table:table-cell>
          <table:table-cell office:value-type="float" office:value="8.759512" calcext:value-type="float">
            <text:p>8.759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3]*[.D3]" office:value-type="float" office:value="10000" calcext:value-type="float">
            <text:p>10000</text:p>
          </table:table-cell>
          <table:table-cell office:value-type="float" office:value="150.409944" calcext:value-type="float">
            <text:p>150.409944</text:p>
          </table:table-cell>
          <table:table-cell table:formula="of:=[.C3]+[.D3]" office:value-type="float" office:value="200" calcext:value-type="float">
            <text:p>200</text:p>
          </table:table-cell>
          <table:table-cell office:value-type="float" office:value="15.580072" calcext:value-type="float">
            <text:p>15.5800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[.C4]*[.D4]" office:value-type="float" office:value="22500" calcext:value-type="float">
            <text:p>22500</text:p>
          </table:table-cell>
          <table:table-cell office:value-type="float" office:value="336.760944" calcext:value-type="float">
            <text:p>336.760944</text:p>
          </table:table-cell>
          <table:table-cell table:formula="of:=[.C4]+[.D4]" office:value-type="float" office:value="300" calcext:value-type="float">
            <text:p>300</text:p>
          </table:table-cell>
          <table:table-cell office:value-type="float" office:value="22.591877" calcext:value-type="float">
            <text:p>22.5918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[.C5]*[.D5]" office:value-type="float" office:value="40000" calcext:value-type="float">
            <text:p>40000</text:p>
          </table:table-cell>
          <table:table-cell office:value-type="float" office:value="588.562492" calcext:value-type="float">
            <text:p>588.562492</text:p>
          </table:table-cell>
          <table:table-cell table:formula="of:=[.C5]+[.D5]" office:value-type="float" office:value="400" calcext:value-type="float">
            <text:p>400</text:p>
          </table:table-cell>
          <table:table-cell office:value-type="float" office:value="29.665657" calcext:value-type="float">
            <text:p>29.665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50" calcext:value-type="float">
            <text:p>250</text:p>
          </table:table-cell>
          <table:table-cell table:formula="of:=[.C6]*[.D6]" office:value-type="float" office:value="62500" calcext:value-type="float">
            <text:p>62500</text:p>
          </table:table-cell>
          <table:table-cell office:value-type="float" office:value="918.904074" calcext:value-type="float">
            <text:p>918.904074</text:p>
          </table:table-cell>
          <table:table-cell table:formula="of:=[.C6]+[.D6]" office:value-type="float" office:value="500" calcext:value-type="float">
            <text:p>500</text:p>
          </table:table-cell>
          <table:table-cell office:value-type="float" office:value="36.800943" calcext:value-type="float">
            <text:p>36.80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[.C7]*[.D7]" office:value-type="float" office:value="90000" calcext:value-type="float">
            <text:p>90000</text:p>
          </table:table-cell>
          <table:table-cell office:value-type="float" office:value="1316.388687" calcext:value-type="float">
            <text:p>1316.388687</text:p>
          </table:table-cell>
          <table:table-cell table:formula="of:=[.C7]+[.D7]" office:value-type="float" office:value="600" calcext:value-type="float">
            <text:p>600</text:p>
          </table:table-cell>
          <table:table-cell office:value-type="float" office:value="44.585421" calcext:value-type="float">
            <text:p>44.585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50" calcext:value-type="float">
            <text:p>350</text:p>
          </table:table-cell>
          <table:table-cell table:formula="of:=[.C8]*[.D8]" office:value-type="float" office:value="122500" calcext:value-type="float">
            <text:p>122500</text:p>
          </table:table-cell>
          <table:table-cell office:value-type="float" office:value="1792.497778" calcext:value-type="float">
            <text:p>1792.497778</text:p>
          </table:table-cell>
          <table:table-cell table:formula="of:=[.C8]+[.D8]" office:value-type="float" office:value="700" calcext:value-type="float">
            <text:p>700</text:p>
          </table:table-cell>
          <table:table-cell office:value-type="float" office:value="53.055993" calcext:value-type="float">
            <text:p>53.055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[.C9]*[.D9]" office:value-type="float" office:value="160000" calcext:value-type="float">
            <text:p>160000</text:p>
          </table:table-cell>
          <table:table-cell office:value-type="float" office:value="2348.565185" calcext:value-type="float">
            <text:p>2348.565185</text:p>
          </table:table-cell>
          <table:table-cell table:formula="of:=[.C9]+[.D9]" office:value-type="float" office:value="800" calcext:value-type="float">
            <text:p>800</text:p>
          </table:table-cell>
          <table:table-cell office:value-type="float" office:value="61.556801" calcext:value-type="float">
            <text:p>61.5568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0" calcext:value-type="float">
            <text:p>450</text:p>
          </table:table-cell>
          <table:table-cell table:formula="of:=[.C10]*[.D10]" office:value-type="float" office:value="202500" calcext:value-type="float">
            <text:p>202500</text:p>
          </table:table-cell>
          <table:table-cell office:value-type="float" office:value="2968.862761" calcext:value-type="float">
            <text:p>2968.862761</text:p>
          </table:table-cell>
          <table:table-cell table:formula="of:=[.C10]+[.D10]" office:value-type="float" office:value="900" calcext:value-type="float">
            <text:p>900</text:p>
          </table:table-cell>
          <table:table-cell office:value-type="float" office:value="72.153468" calcext:value-type="float">
            <text:p>72.1534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C11]*[.D11]" office:value-type="float" office:value="250000" calcext:value-type="float">
            <text:p>250000</text:p>
          </table:table-cell>
          <table:table-cell office:value-type="float" office:value="3662.531616" calcext:value-type="float">
            <text:p>3662.531616</text:p>
          </table:table-cell>
          <table:table-cell table:formula="of:=[.C11]+[.D11]" office:value-type="float" office:value="1000" calcext:value-type="float">
            <text:p>1000</text:p>
          </table:table-cell>
          <table:table-cell office:value-type="float" office:value="77.02229" calcext:value-type="float">
            <text:p>77.022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50" calcext:value-type="float">
            <text:p>550</text:p>
          </table:table-cell>
          <table:table-cell table:formula="of:=[.C12]*[.D12]" office:value-type="float" office:value="302500" calcext:value-type="float">
            <text:p>302500</text:p>
          </table:table-cell>
          <table:table-cell/>
          <table:table-cell table:formula="of:=[.C12]+[.D12]" office:value-type="float" office:value="1100" calcext:value-type="float">
            <text:p>1100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/>
          <table:table-cell table:formula="of:=[.C13]+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/>
          <table:table-cell table:formula="of:=[.C14]+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/>
          <table:table-cell table:formula="of:=[.C15]+[.D15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+M</text:p>
          </table:table-cell>
          <table:table-cell table:style-name="ce1" office:value-type="string" calcext:value-type="string">
            <text:p>Assignment</text:p>
          </table:table-cell>
          <table:table-cell table:style-name="ce1" office:value-type="string" calcext:value-type="string">
            <text:p>Comparison</text:p>
          </table:table-cell>
          <table:table-cell table:style-name="ce1" office:value-type="string" calcext:value-type="string">
            <text:p>Arithmetic</text:p>
          </table:table-cell>
          <table:table-cell table:style-name="ce1" office:value-type="string" calcext:value-type="string">
            <text:p>SUM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table:number-columns-repeated="2" table:style-name="ce1" office:value-type="float" office:value="50" calcext:value-type="float">
            <text:p>50</text:p>
          </table:table-cell>
          <table:table-cell table:style-name="ce1" table:formula="of:=[.A21]+[.B21]" office:value-type="float" office:value="100" calcext:value-type="float">
            <text:p>100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table:formula="of:=[.D21]+[.E21]+[.F21]" office:value-type="float" office:value="602" calcext:value-type="float">
            <text:p>602</text:p>
          </table:table-cell>
          <table:table-cell table:style-name="ce1" table:formula="of:=[.G21]/[.C21]" office:value-type="float" office:value="6.02" calcext:value-type="float">
            <text:p>6.02</text:p>
          </table:table-cell>
        </table:table-row>
        <table:table-row table:style-name="ro1">
          <table:table-cell table:number-columns-repeated="2" table:style-name="ce1" office:value-type="float" office:value="100" calcext:value-type="float">
            <text:p>100</text:p>
          </table:table-cell>
          <table:table-cell table:style-name="ce1" table:formula="of:=[.A22]+[.B22]" office:value-type="float" office:value="200" calcext:value-type="float">
            <text:p>200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table:formula="of:=[.D22]+[.E22]+[.F22]" office:value-type="float" office:value="1202" calcext:value-type="float">
            <text:p>1202</text:p>
          </table:table-cell>
          <table:table-cell table:style-name="ce1" table:formula="of:=[.G22]/[.C22]" office:value-type="float" office:value="6.01" calcext:value-type="float">
            <text:p>6.01</text:p>
          </table:table-cell>
        </table:table-row>
        <table:table-row table:style-name="ro1">
          <table:table-cell table:number-columns-repeated="2" table:style-name="ce1" office:value-type="float" office:value="150" calcext:value-type="float">
            <text:p>150</text:p>
          </table:table-cell>
          <table:table-cell table:style-name="ce1" table:formula="of:=[.A23]+[.B23]" office:value-type="float" office:value="300" calcext:value-type="float">
            <text:p>300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table:formula="of:=[.D23]+[.E23]+[.F23]" office:value-type="float" office:value="1802" calcext:value-type="float">
            <text:p>1802</text:p>
          </table:table-cell>
          <table:table-cell table:style-name="ce1" table:formula="of:=[.G23]/[.C23]" office:value-type="float" office:value="6.00666666666667" calcext:value-type="float">
            <text:p>6.00666666666667</text:p>
          </table:table-cell>
        </table:table-row>
        <table:table-row table:style-name="ro1">
          <table:table-cell table:number-columns-repeated="2" table:style-name="ce1" office:value-type="float" office:value="200" calcext:value-type="float">
            <text:p>200</text:p>
          </table:table-cell>
          <table:table-cell table:style-name="ce1" table:formula="of:=[.A24]+[.B24]" office:value-type="float" office:value="400" calcext:value-type="float">
            <text:p>400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table:formula="of:=[.D24]+[.E24]+[.F24]" office:value-type="float" office:value="2402" calcext:value-type="float">
            <text:p>2402</text:p>
          </table:table-cell>
          <table:table-cell table:style-name="ce1" table:formula="of:=[.G24]/[.C24]" office:value-type="float" office:value="6.005" calcext:value-type="float">
            <text:p>6.005</text:p>
          </table:table-cell>
        </table:table-row>
        <table:table-row table:style-name="ro1">
          <table:table-cell table:number-columns-repeated="2" table:style-name="ce1" office:value-type="float" office:value="250" calcext:value-type="float">
            <text:p>250</text:p>
          </table:table-cell>
          <table:table-cell table:style-name="ce1" table:formula="of:=[.A25]+[.B25]" office:value-type="float" office:value="500" calcext:value-type="float">
            <text:p>50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table:formula="of:=[.D25]+[.E25]+[.F25]" office:value-type="float" office:value="3002" calcext:value-type="float">
            <text:p>3002</text:p>
          </table:table-cell>
          <table:table-cell table:style-name="ce1" table:formula="of:=[.G25]/[.C25]" office:value-type="float" office:value="6.004" calcext:value-type="float">
            <text:p>6.004</text:p>
          </table:table-cell>
        </table:table-row>
        <table:table-row table:style-name="ro1">
          <table:table-cell table:number-columns-repeated="2" table:style-name="ce1" office:value-type="float" office:value="300" calcext:value-type="float">
            <text:p>300</text:p>
          </table:table-cell>
          <table:table-cell table:style-name="ce1" table:formula="of:=[.A26]+[.B26]" office:value-type="float" office:value="600" calcext:value-type="float">
            <text:p>600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table:formula="of:=[.D26]+[.E26]+[.F26]" office:value-type="float" office:value="3602" calcext:value-type="float">
            <text:p>3602</text:p>
          </table:table-cell>
          <table:table-cell table:style-name="ce1" table:formula="of:=[.G26]/[.C26]" office:value-type="float" office:value="6.00333333333333" calcext:value-type="float">
            <text:p>6.00333333333333</text:p>
          </table:table-cell>
        </table:table-row>
        <table:table-row table:style-name="ro1">
          <table:table-cell table:number-columns-repeated="2" table:style-name="ce1" office:value-type="float" office:value="350" calcext:value-type="float">
            <text:p>350</text:p>
          </table:table-cell>
          <table:table-cell table:style-name="ce1" table:formula="of:=[.A27]+[.B27]" office:value-type="float" office:value="700" calcext:value-type="float">
            <text:p>700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table:formula="of:=[.D27]+[.E27]+[.F27]" office:value-type="float" office:value="4202" calcext:value-type="float">
            <text:p>4202</text:p>
          </table:table-cell>
          <table:table-cell table:style-name="ce1" table:formula="of:=[.G27]/[.C27]" office:value-type="float" office:value="6.00285714285714" calcext:value-type="float">
            <text:p>6.00285714285714</text:p>
          </table:table-cell>
        </table:table-row>
        <table:table-row table:style-name="ro1">
          <table:table-cell table:number-columns-repeated="2" table:style-name="ce1" office:value-type="float" office:value="400" calcext:value-type="float">
            <text:p>400</text:p>
          </table:table-cell>
          <table:table-cell table:style-name="ce1" table:formula="of:=[.A28]+[.B28]" office:value-type="float" office:value="800" calcext:value-type="float">
            <text:p>800</text:p>
          </table:table-cell>
          <table:table-cell table:style-name="ce1" office:value-type="float" office:value="1602" calcext:value-type="float">
            <text:p>1602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table:formula="of:=[.D28]+[.E28]+[.F28]" office:value-type="float" office:value="4802" calcext:value-type="float">
            <text:p>4802</text:p>
          </table:table-cell>
          <table:table-cell table:style-name="ce1" table:formula="of:=[.G28]/[.C28]" office:value-type="float" office:value="6.0025" calcext:value-type="float">
            <text:p>6.0025</text:p>
          </table:table-cell>
        </table:table-row>
        <table:table-row table:style-name="ro1">
          <table:table-cell table:number-columns-repeated="2" table:style-name="ce1" office:value-type="float" office:value="450" calcext:value-type="float">
            <text:p>450</text:p>
          </table:table-cell>
          <table:table-cell table:style-name="ce1" table:formula="of:=[.A29]+[.B29]" office:value-type="float" office:value="900" calcext:value-type="float">
            <text:p>900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table:formula="of:=[.D29]+[.E29]+[.F29]" office:value-type="float" office:value="5402" calcext:value-type="float">
            <text:p>5402</text:p>
          </table:table-cell>
          <table:table-cell table:style-name="ce1" table:formula="of:=[.G29]/[.C29]" office:value-type="float" office:value="6.00222222222222" calcext:value-type="float">
            <text:p>6.00222222222222</text:p>
          </table:table-cell>
        </table:table-row>
        <table:table-row table:style-name="ro1">
          <table:table-cell table:number-columns-repeated="2" table:style-name="ce1" office:value-type="float" office:value="500" calcext:value-type="float">
            <text:p>500</text:p>
          </table:table-cell>
          <table:table-cell table:style-name="ce1" table:formula="of:=[.A30]+[.B30]" office:value-type="float" office:value="1000" calcext:value-type="float">
            <text:p>1000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table:formula="of:=[.D30]+[.E30]+[.F30]" office:value-type="float" office:value="6002" calcext:value-type="float">
            <text:p>6002</text:p>
          </table:table-cell>
          <table:table-cell table:style-name="ce1" table:formula="of:=[.G30]/[.C30]" office:value-type="float" office:value="6.002" calcext:value-type="float">
            <text:p>6.00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+M</text:p>
          </table:table-cell>
          <table:table-cell table:style-name="ce2" office:value-type="string" calcext:value-type="string">
            <text:p>Average Time</text:p>
          </table:table-cell>
          <table:table-cell table:style-name="ce2" office:value-type="string" calcext:value-type="string">
            <text:p>Ratio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0" calcext:value-type="float">
            <text:p>50</text:p>
          </table:table-cell>
          <table:table-cell table:style-name="ce2" table:formula="of:=[.A33]+[.B33]" office:value-type="float" office:value="100" calcext:value-type="float">
            <text:p>100</text:p>
          </table:table-cell>
          <table:table-cell table:style-name="ce2" office:value-type="float" office:value="8.759512" calcext:value-type="float">
            <text:p>8.759512</text:p>
          </table:table-cell>
          <table:table-cell table:style-name="ce2" table:formula="of:=[.D33]/[.C33]" office:value-type="float" office:value="0.08759512" calcext:value-type="float">
            <text:p>0.08759512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formula="of:=[.A34]+[.B34]" office:value-type="float" office:value="200" calcext:value-type="float">
            <text:p>200</text:p>
          </table:table-cell>
          <table:table-cell table:style-name="ce2" office:value-type="float" office:value="15.580072" calcext:value-type="float">
            <text:p>15.580072</text:p>
          </table:table-cell>
          <table:table-cell table:style-name="ce2" table:formula="of:=[.D34]/[.C34]" office:value-type="float" office:value="0.07790036" calcext:value-type="float">
            <text:p>0.07790036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150" calcext:value-type="float">
            <text:p>150</text:p>
          </table:table-cell>
          <table:table-cell table:style-name="ce2" table:formula="of:=[.A35]+[.B35]" office:value-type="float" office:value="300" calcext:value-type="float">
            <text:p>300</text:p>
          </table:table-cell>
          <table:table-cell table:style-name="ce2" office:value-type="float" office:value="22.591877" calcext:value-type="float">
            <text:p>22.591877</text:p>
          </table:table-cell>
          <table:table-cell table:style-name="ce2" table:formula="of:=[.D35]/[.C35]" office:value-type="float" office:value="0.0753062566666667" calcext:value-type="float">
            <text:p>0.075306256666667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200" calcext:value-type="float">
            <text:p>200</text:p>
          </table:table-cell>
          <table:table-cell table:style-name="ce2" table:formula="of:=[.A36]+[.B36]" office:value-type="float" office:value="400" calcext:value-type="float">
            <text:p>400</text:p>
          </table:table-cell>
          <table:table-cell table:style-name="ce2" office:value-type="float" office:value="29.665657" calcext:value-type="float">
            <text:p>29.665657</text:p>
          </table:table-cell>
          <table:table-cell table:style-name="ce2" table:formula="of:=[.D36]/[.C36]" office:value-type="float" office:value="0.0741641425" calcext:value-type="float">
            <text:p>0.0741641425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250" calcext:value-type="float">
            <text:p>250</text:p>
          </table:table-cell>
          <table:table-cell table:style-name="ce2" table:formula="of:=[.A37]+[.B37]" office:value-type="float" office:value="500" calcext:value-type="float">
            <text:p>500</text:p>
          </table:table-cell>
          <table:table-cell table:style-name="ce2" office:value-type="float" office:value="36.800943" calcext:value-type="float">
            <text:p>36.800943</text:p>
          </table:table-cell>
          <table:table-cell table:style-name="ce2" table:formula="of:=[.D37]/[.C37]" office:value-type="float" office:value="0.073601886" calcext:value-type="float">
            <text:p>0.073601886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00" calcext:value-type="float">
            <text:p>300</text:p>
          </table:table-cell>
          <table:table-cell table:style-name="ce2" table:formula="of:=[.A38]+[.B38]" office:value-type="float" office:value="600" calcext:value-type="float">
            <text:p>600</text:p>
          </table:table-cell>
          <table:table-cell table:style-name="ce2" office:value-type="float" office:value="44.585421" calcext:value-type="float">
            <text:p>44.585421</text:p>
          </table:table-cell>
          <table:table-cell table:style-name="ce2" table:formula="of:=[.D38]/[.C38]" office:value-type="float" office:value="0.074309035" calcext:value-type="float">
            <text:p>0.074309035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50" calcext:value-type="float">
            <text:p>350</text:p>
          </table:table-cell>
          <table:table-cell table:style-name="ce2" table:formula="of:=[.A39]+[.B39]" office:value-type="float" office:value="700" calcext:value-type="float">
            <text:p>700</text:p>
          </table:table-cell>
          <table:table-cell table:style-name="ce2" office:value-type="float" office:value="53.055993" calcext:value-type="float">
            <text:p>53.055993</text:p>
          </table:table-cell>
          <table:table-cell table:style-name="ce2" table:formula="of:=[.D39]/[.C39]" office:value-type="float" office:value="0.0757942757142857" calcext:value-type="float">
            <text:p>0.075794275714286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00" calcext:value-type="float">
            <text:p>400</text:p>
          </table:table-cell>
          <table:table-cell table:style-name="ce2" table:formula="of:=[.A40]+[.B40]" office:value-type="float" office:value="800" calcext:value-type="float">
            <text:p>800</text:p>
          </table:table-cell>
          <table:table-cell table:style-name="ce2" office:value-type="float" office:value="61.556801" calcext:value-type="float">
            <text:p>61.556801</text:p>
          </table:table-cell>
          <table:table-cell table:style-name="ce2" table:formula="of:=[.D40]/[.C40]" office:value-type="float" office:value="0.07694600125" calcext:value-type="float">
            <text:p>0.07694600125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50" calcext:value-type="float">
            <text:p>450</text:p>
          </table:table-cell>
          <table:table-cell table:style-name="ce2" table:formula="of:=[.A41]+[.B41]" office:value-type="float" office:value="900" calcext:value-type="float">
            <text:p>900</text:p>
          </table:table-cell>
          <table:table-cell table:style-name="ce2" office:value-type="float" office:value="72.153468" calcext:value-type="float">
            <text:p>72.153468</text:p>
          </table:table-cell>
          <table:table-cell table:style-name="ce2" table:formula="of:=[.D41]/[.C41]" office:value-type="float" office:value="0.08017052" calcext:value-type="float">
            <text:p>0.08017052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00" calcext:value-type="float">
            <text:p>500</text:p>
          </table:table-cell>
          <table:table-cell table:style-name="ce2" table:formula="of:=[.A42]+[.B42]" office:value-type="float" office:value="1000" calcext:value-type="float">
            <text:p>1000</text:p>
          </table:table-cell>
          <table:table-cell table:style-name="ce2" office:value-type="float" office:value="77.02229" calcext:value-type="float">
            <text:p>77.02229</text:p>
          </table:table-cell>
          <table:table-cell table:style-name="ce2" table:formula="of:=[.D42]/[.C42]" office:value-type="float" office:value="0.07702229" calcext:value-type="float">
            <text:p>0.07702229</text:p>
          </table:table-cell>
          <table:table-cell table:number-columns-repeated="3"/>
        </table:table-row>
      </table:table>
      <table:table table:name="time" table:style-name="ta1">
        <table:shapes>
          <draw:frame draw:z-index="0" draw:style-name="gr1" draw:text-style-name="P1" svg:width="453.51pt" svg:height="255.09pt" svg:x="0pt" svg:y="154.91pt">
            <draw:object draw:notify-on-update-of-ranges="time.C2:time.C11 time.D1:time.D1 time.D2:time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4.56pt" svg:y="159.45pt">
            <draw:object draw:notify-on-update-of-ranges="time.F2:time.F11 time.G1:time.G1 time.G2:time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88pt" svg:height="255.23pt" svg:x="0pt" svg:y="431.43pt">
            <draw:object draw:notify-on-update-of-ranges="time.A1:time.A1 time.A2:time.A11 time.D1:time.D1 time.D2:time.D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453.09pt" svg:height="255.26pt" svg:x="491.33pt" svg:y="423.89pt">
            <draw:object draw:notify-on-update-of-ranges="time.A1:time.A1 time.A2:time.A11 time.G1:time.G1 time.G2:time.G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Average Tim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*[.B2]" office:value-type="float" office:value="2500" calcext:value-type="float">
            <text:p>2500</text:p>
          </table:table-cell>
          <table:table-cell office:value-type="float" office:value="38.373695" calcext:value-type="float">
            <text:p>38.373695</text:p>
          </table:table-cell>
          <table:table-cell table:formula="of:=[.D2]/[.C2]" office:value-type="float" office:value="0.015349478" calcext:value-type="float">
            <text:p>0.015349478</text:p>
          </table:table-cell>
          <table:table-cell table:formula="of:=[.A2]+[.B2]" office:value-type="float" office:value="100" calcext:value-type="float">
            <text:p>100</text:p>
          </table:table-cell>
          <table:table-cell office:value-type="float" office:value="8.759512" calcext:value-type="float">
            <text:p>8.759512</text:p>
          </table:table-cell>
          <table:table-cell table:formula="of:=[.G2]/[.F2]" office:value-type="float" office:value="0.08759512" calcext:value-type="float">
            <text:p>0.0875951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3]*[.B3]" office:value-type="float" office:value="10000" calcext:value-type="float">
            <text:p>10000</text:p>
          </table:table-cell>
          <table:table-cell office:value-type="float" office:value="150.409944" calcext:value-type="float">
            <text:p>150.409944</text:p>
          </table:table-cell>
          <table:table-cell table:formula="of:=[.D3]/[.C3]" office:value-type="float" office:value="0.0150409944" calcext:value-type="float">
            <text:p>0.0150409944</text:p>
          </table:table-cell>
          <table:table-cell table:formula="of:=[.A3]+[.B3]" office:value-type="float" office:value="200" calcext:value-type="float">
            <text:p>200</text:p>
          </table:table-cell>
          <table:table-cell office:value-type="float" office:value="15.580072" calcext:value-type="float">
            <text:p>15.580072</text:p>
          </table:table-cell>
          <table:table-cell table:formula="of:=[.G3]/[.F3]" office:value-type="float" office:value="0.07790036" calcext:value-type="float">
            <text:p>0.07790036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[.A4]*[.B4]" office:value-type="float" office:value="22500" calcext:value-type="float">
            <text:p>22500</text:p>
          </table:table-cell>
          <table:table-cell office:value-type="float" office:value="336.760944" calcext:value-type="float">
            <text:p>336.760944</text:p>
          </table:table-cell>
          <table:table-cell table:formula="of:=[.D4]/[.C4]" office:value-type="float" office:value="0.0149671530666667" calcext:value-type="float">
            <text:p>0.014967153066667</text:p>
          </table:table-cell>
          <table:table-cell table:formula="of:=[.A4]+[.B4]" office:value-type="float" office:value="300" calcext:value-type="float">
            <text:p>300</text:p>
          </table:table-cell>
          <table:table-cell office:value-type="float" office:value="22.591877" calcext:value-type="float">
            <text:p>22.591877</text:p>
          </table:table-cell>
          <table:table-cell table:formula="of:=[.G4]/[.F4]" office:value-type="float" office:value="0.0753062566666667" calcext:value-type="float">
            <text:p>0.07530625666666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A5]*[.B5]" office:value-type="float" office:value="40000" calcext:value-type="float">
            <text:p>40000</text:p>
          </table:table-cell>
          <table:table-cell office:value-type="float" office:value="588.562492" calcext:value-type="float">
            <text:p>588.562492</text:p>
          </table:table-cell>
          <table:table-cell table:formula="of:=[.D5]/[.C5]" office:value-type="float" office:value="0.0147140623" calcext:value-type="float">
            <text:p>0.0147140623</text:p>
          </table:table-cell>
          <table:table-cell table:formula="of:=[.A5]+[.B5]" office:value-type="float" office:value="400" calcext:value-type="float">
            <text:p>400</text:p>
          </table:table-cell>
          <table:table-cell office:value-type="float" office:value="29.665657" calcext:value-type="float">
            <text:p>29.665657</text:p>
          </table:table-cell>
          <table:table-cell table:formula="of:=[.G5]/[.F5]" office:value-type="float" office:value="0.0741641425" calcext:value-type="float">
            <text:p>0.074164142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[.A6]*[.B6]" office:value-type="float" office:value="62500" calcext:value-type="float">
            <text:p>62500</text:p>
          </table:table-cell>
          <table:table-cell office:value-type="float" office:value="918.904074" calcext:value-type="float">
            <text:p>918.904074</text:p>
          </table:table-cell>
          <table:table-cell table:formula="of:=[.D6]/[.C6]" office:value-type="float" office:value="0.014702465184" calcext:value-type="float">
            <text:p>0.014702465184</text:p>
          </table:table-cell>
          <table:table-cell table:formula="of:=[.A6]+[.B6]" office:value-type="float" office:value="500" calcext:value-type="float">
            <text:p>500</text:p>
          </table:table-cell>
          <table:table-cell office:value-type="float" office:value="36.800943" calcext:value-type="float">
            <text:p>36.800943</text:p>
          </table:table-cell>
          <table:table-cell table:formula="of:=[.G6]/[.F6]" office:value-type="float" office:value="0.073601886" calcext:value-type="float">
            <text:p>0.073601886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[.A7]*[.B7]" office:value-type="float" office:value="90000" calcext:value-type="float">
            <text:p>90000</text:p>
          </table:table-cell>
          <table:table-cell office:value-type="float" office:value="1316.388687" calcext:value-type="float">
            <text:p>1316.388687</text:p>
          </table:table-cell>
          <table:table-cell table:formula="of:=[.D7]/[.C7]" office:value-type="float" office:value="0.0146265409666667" calcext:value-type="float">
            <text:p>0.014626540966667</text:p>
          </table:table-cell>
          <table:table-cell table:formula="of:=[.A7]+[.B7]" office:value-type="float" office:value="600" calcext:value-type="float">
            <text:p>600</text:p>
          </table:table-cell>
          <table:table-cell office:value-type="float" office:value="44.585421" calcext:value-type="float">
            <text:p>44.585421</text:p>
          </table:table-cell>
          <table:table-cell table:formula="of:=[.G7]/[.F7]" office:value-type="float" office:value="0.074309035" calcext:value-type="float">
            <text:p>0.074309035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formula="of:=[.A8]*[.B8]" office:value-type="float" office:value="122500" calcext:value-type="float">
            <text:p>122500</text:p>
          </table:table-cell>
          <table:table-cell office:value-type="float" office:value="1792.497778" calcext:value-type="float">
            <text:p>1792.497778</text:p>
          </table:table-cell>
          <table:table-cell table:formula="of:=[.D8]/[.C8]" office:value-type="float" office:value="0.014632634922449" calcext:value-type="float">
            <text:p>0.014632634922449</text:p>
          </table:table-cell>
          <table:table-cell table:formula="of:=[.A8]+[.B8]" office:value-type="float" office:value="700" calcext:value-type="float">
            <text:p>700</text:p>
          </table:table-cell>
          <table:table-cell office:value-type="float" office:value="53.055993" calcext:value-type="float">
            <text:p>53.055993</text:p>
          </table:table-cell>
          <table:table-cell table:formula="of:=[.G8]/[.F8]" office:value-type="float" office:value="0.0757942757142857" calcext:value-type="float">
            <text:p>0.07579427571428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[.A9]*[.B9]" office:value-type="float" office:value="160000" calcext:value-type="float">
            <text:p>160000</text:p>
          </table:table-cell>
          <table:table-cell office:value-type="float" office:value="2348.565185" calcext:value-type="float">
            <text:p>2348.565185</text:p>
          </table:table-cell>
          <table:table-cell table:formula="of:=[.D9]/[.C9]" office:value-type="float" office:value="0.01467853240625" calcext:value-type="float">
            <text:p>0.01467853240625</text:p>
          </table:table-cell>
          <table:table-cell table:formula="of:=[.A9]+[.B9]" office:value-type="float" office:value="800" calcext:value-type="float">
            <text:p>800</text:p>
          </table:table-cell>
          <table:table-cell office:value-type="float" office:value="61.556801" calcext:value-type="float">
            <text:p>61.556801</text:p>
          </table:table-cell>
          <table:table-cell table:formula="of:=[.G9]/[.F9]" office:value-type="float" office:value="0.07694600125" calcext:value-type="float">
            <text:p>0.07694600125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[.A10]*[.B10]" office:value-type="float" office:value="202500" calcext:value-type="float">
            <text:p>202500</text:p>
          </table:table-cell>
          <table:table-cell office:value-type="float" office:value="2968.862761" calcext:value-type="float">
            <text:p>2968.862761</text:p>
          </table:table-cell>
          <table:table-cell table:formula="of:=[.D10]/[.C10]" office:value-type="float" office:value="0.0146610506716049" calcext:value-type="float">
            <text:p>0.014661050671605</text:p>
          </table:table-cell>
          <table:table-cell table:formula="of:=[.A10]+[.B10]" office:value-type="float" office:value="900" calcext:value-type="float">
            <text:p>900</text:p>
          </table:table-cell>
          <table:table-cell office:value-type="float" office:value="72.153468" calcext:value-type="float">
            <text:p>72.153468</text:p>
          </table:table-cell>
          <table:table-cell table:formula="of:=[.G10]/[.F10]" office:value-type="float" office:value="0.08017052" calcext:value-type="float">
            <text:p>0.0801705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A11]*[.B11]" office:value-type="float" office:value="250000" calcext:value-type="float">
            <text:p>250000</text:p>
          </table:table-cell>
          <table:table-cell office:value-type="float" office:value="3662.531616" calcext:value-type="float">
            <text:p>3662.531616</text:p>
          </table:table-cell>
          <table:table-cell table:formula="of:=[.D11]/[.C11]" office:value-type="float" office:value="0.014650126464" calcext:value-type="float">
            <text:p>0.014650126464</text:p>
          </table:table-cell>
          <table:table-cell table:formula="of:=[.A11]+[.B11]" office:value-type="float" office:value="1000" calcext:value-type="float">
            <text:p>1000</text:p>
          </table:table-cell>
          <table:table-cell office:value-type="float" office:value="77.02229" calcext:value-type="float">
            <text:p>77.02229</text:p>
          </table:table-cell>
          <table:table-cell table:formula="of:=[.G11]/[.F11]" office:value-type="float" office:value="0.07702229" calcext:value-type="float">
            <text:p>0.07702229</text:p>
          </table:table-cell>
        </table:table-row>
      </table:table>
      <table:table table:name="operation" table:style-name="ta1">
        <table:shapes>
          <draw:frame draw:z-index="0" draw:style-name="gr1" draw:text-style-name="P1" svg:width="453.51pt" svg:height="255.09pt" svg:x="0pt" svg:y="154.94pt">
            <draw:object draw:notify-on-update-of-ranges="operation.C2:operation.C11 operation.D1:operation.D1 operation.D2:operation.D11 operation.C2:operation.C11 operation.E1:operation.E1 operation.E2:operation.E11 operation.C2:operation.C11 operation.F1:operation.F1 operation.F2:operation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488.04pt" svg:y="412.44pt">
            <draw:object draw:notify-on-update-of-ranges="operation.I2:operation.I11 operation.J1:operation.J1 operation.J2:operation.J11 operation.I2:operation.I11 operation.K1:operation.K1 operation.K2:operation.K11 operation.I2:operation.I11 operation.L1:operation.L1 operation.L2:operation.L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965.71pt" svg:y="180.54pt">
            <draw:object draw:notify-on-update-of-ranges="operation.A2:operation.A11 operation.G1:operation.G1 operation.G2:operation.G11 operation.A2:operation.A11 operation.M1:operation.M1 operation.M2:operation.M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0pt" svg:y="413.94pt">
            <draw:object draw:notify-on-update-of-ranges="operation.A1:operation.A1 operation.A2:operation.A11 operation.D1:operation.D1 operation.D2:operation.D11 operation.A1:operation.A1 operation.A2:operation.A11 operation.E1:operation.E1 operation.E2:operation.E11 operation.A1:operation.A1 operation.A2:operation.A11 operation.F1:operation.F1 operation.F2:operation.F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453.51pt" svg:height="255.09pt" svg:x="478.69pt" svg:y="150.41pt">
            <draw:object draw:notify-on-update-of-ranges="operation.A1:operation.A1 operation.A2:operation.A11 operation.J1:operation.J1 operation.J2:operation.J11 operation.A1:operation.A1 operation.A2:operation.A11 operation.K1:operation.K1 operation.K2:operation.K11 operation.A1:operation.A1 operation.A2:operation.A11 operation.L1:operation.L1 operation.L2:operation.L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N+M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formula="of:=[.A2]*[.B2]" office:value-type="float" office:value="2500" calcext:value-type="float">
            <text:p>2500</text:p>
          </table:table-cell>
          <table:table-cell office:value-type="float" office:value="2703" calcext:value-type="float">
            <text:p>2703</text:p>
          </table:table-cell>
          <table:table-cell office:value-type="float" office:value="2650" calcext:value-type="float">
            <text:p>2650</text:p>
          </table:table-cell>
          <table:table-cell office:value-type="float" office:value="2703" calcext:value-type="float">
            <text:p>2703</text:p>
          </table:table-cell>
          <table:table-cell table:formula="of:=[.D2]+[.E2]+[.F2]" office:value-type="float" office:value="8056" calcext:value-type="float">
            <text:p>8056</text:p>
          </table:table-cell>
          <table:table-cell table:formula="of:=[.G2]/[.C2]" office:value-type="float" office:value="3.2224" calcext:value-type="float">
            <text:p>3.2224</text:p>
          </table:table-cell>
          <table:table-cell table:formula="of:=[.A2]+[.B2]"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formula="of:=[.J2]+[.K2]+[.L2]" office:value-type="float" office:value="602" calcext:value-type="float">
            <text:p>602</text:p>
          </table:table-cell>
          <table:table-cell table:formula="of:=[.M2]/[.I2]" office:value-type="float" office:value="6.02" calcext:value-type="float">
            <text:p>6.0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3]*[.B3]" office:value-type="float" office:value="10000" calcext:value-type="float">
            <text:p>10000</text:p>
          </table:table-cell>
          <table:table-cell office:value-type="float" office:value="10403" calcext:value-type="float">
            <text:p>10403</text:p>
          </table:table-cell>
          <table:table-cell office:value-type="float" office:value="10300" calcext:value-type="float">
            <text:p>10300</text:p>
          </table:table-cell>
          <table:table-cell office:value-type="float" office:value="10403" calcext:value-type="float">
            <text:p>10403</text:p>
          </table:table-cell>
          <table:table-cell table:formula="of:=[.D3]+[.E3]+[.F3]" office:value-type="float" office:value="31106" calcext:value-type="float">
            <text:p>31106</text:p>
          </table:table-cell>
          <table:table-cell table:formula="of:=[.G3]/[.C3]" office:value-type="float" office:value="3.1106" calcext:value-type="float">
            <text:p>3.1106</text:p>
          </table:table-cell>
          <table:table-cell table:formula="of:=[.A3]+[.B3]" office:value-type="float" office:value="200" calcext:value-type="float">
            <text:p>200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formula="of:=[.J3]+[.K3]+[.L3]" office:value-type="float" office:value="1202" calcext:value-type="float">
            <text:p>1202</text:p>
          </table:table-cell>
          <table:table-cell table:formula="of:=[.M3]/[.I3]" office:value-type="float" office:value="6.01" calcext:value-type="float">
            <text:p>6.01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[.A4]*[.B4]" office:value-type="float" office:value="22500" calcext:value-type="float">
            <text:p>22500</text:p>
          </table:table-cell>
          <table:table-cell office:value-type="float" office:value="23103" calcext:value-type="float">
            <text:p>23103</text:p>
          </table:table-cell>
          <table:table-cell office:value-type="float" office:value="22950" calcext:value-type="float">
            <text:p>22950</text:p>
          </table:table-cell>
          <table:table-cell office:value-type="float" office:value="23103" calcext:value-type="float">
            <text:p>23103</text:p>
          </table:table-cell>
          <table:table-cell table:formula="of:=[.D4]+[.E4]+[.F4]" office:value-type="float" office:value="69156" calcext:value-type="float">
            <text:p>69156</text:p>
          </table:table-cell>
          <table:table-cell table:formula="of:=[.G4]/[.C4]" office:value-type="float" office:value="3.0736" calcext:value-type="float">
            <text:p>3.0736</text:p>
          </table:table-cell>
          <table:table-cell table:formula="of:=[.A4]+[.B4]" office:value-type="float" office:value="300" calcext:value-type="float">
            <text:p>300</text:p>
          </table:table-cell>
          <table:table-cell office:value-type="float" office:value="602" calcext:value-type="float">
            <text:p>602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formula="of:=[.J4]+[.K4]+[.L4]" office:value-type="float" office:value="1802" calcext:value-type="float">
            <text:p>1802</text:p>
          </table:table-cell>
          <table:table-cell table:formula="of:=[.M4]/[.I4]" office:value-type="float" office:value="6.00666666666667" calcext:value-type="float">
            <text:p>6.00666666666667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formula="of:=[.A5]*[.B5]" office:value-type="float" office:value="40000" calcext:value-type="float">
            <text:p>40000</text:p>
          </table:table-cell>
          <table:table-cell office:value-type="float" office:value="40803" calcext:value-type="float">
            <text:p>40803</text:p>
          </table:table-cell>
          <table:table-cell office:value-type="float" office:value="40600" calcext:value-type="float">
            <text:p>40600</text:p>
          </table:table-cell>
          <table:table-cell office:value-type="float" office:value="40803" calcext:value-type="float">
            <text:p>40803</text:p>
          </table:table-cell>
          <table:table-cell table:formula="of:=[.D5]+[.E5]+[.F5]" office:value-type="float" office:value="122206" calcext:value-type="float">
            <text:p>122206</text:p>
          </table:table-cell>
          <table:table-cell table:formula="of:=[.G5]/[.C5]" office:value-type="float" office:value="3.05515" calcext:value-type="float">
            <text:p>3.05515</text:p>
          </table:table-cell>
          <table:table-cell table:formula="of:=[.A5]+[.B5]" office:value-type="float" office:value="400" calcext:value-type="float">
            <text:p>400</text:p>
          </table:table-cell>
          <table:table-cell office:value-type="float" office:value="802" calcext:value-type="float">
            <text:p>802</text:p>
          </table:table-cell>
          <table:table-cell office:value-type="float" office:value="400" calcext:value-type="float">
            <text:p>400</text:p>
          </table:table-cell>
          <table:table-cell office:value-type="float" office:value="1200" calcext:value-type="float">
            <text:p>1200</text:p>
          </table:table-cell>
          <table:table-cell table:formula="of:=[.J5]+[.K5]+[.L5]" office:value-type="float" office:value="2402" calcext:value-type="float">
            <text:p>2402</text:p>
          </table:table-cell>
          <table:table-cell table:formula="of:=[.M5]/[.I5]" office:value-type="float" office:value="6.005" calcext:value-type="float">
            <text:p>6.005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table:formula="of:=[.A6]*[.B6]" office:value-type="float" office:value="62500" calcext:value-type="float">
            <text:p>62500</text:p>
          </table:table-cell>
          <table:table-cell office:value-type="float" office:value="63503" calcext:value-type="float">
            <text:p>63503</text:p>
          </table:table-cell>
          <table:table-cell office:value-type="float" office:value="63250" calcext:value-type="float">
            <text:p>63250</text:p>
          </table:table-cell>
          <table:table-cell office:value-type="float" office:value="63503" calcext:value-type="float">
            <text:p>63503</text:p>
          </table:table-cell>
          <table:table-cell table:formula="of:=[.D6]+[.E6]+[.F6]" office:value-type="float" office:value="190256" calcext:value-type="float">
            <text:p>190256</text:p>
          </table:table-cell>
          <table:table-cell table:formula="of:=[.G6]/[.C6]" office:value-type="float" office:value="3.044096" calcext:value-type="float">
            <text:p>3.044096</text:p>
          </table:table-cell>
          <table:table-cell table:formula="of:=[.A6]+[.B6]" office:value-type="float" office:value="500" calcext:value-type="float">
            <text:p>500</text:p>
          </table:table-cell>
          <table:table-cell office:value-type="float" office:value="1002" calcext:value-type="float">
            <text:p>1002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[.J6]+[.K6]+[.L6]" office:value-type="float" office:value="3002" calcext:value-type="float">
            <text:p>3002</text:p>
          </table:table-cell>
          <table:table-cell table:formula="of:=[.M6]/[.I6]" office:value-type="float" office:value="6.004" calcext:value-type="float">
            <text:p>6.004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formula="of:=[.A7]*[.B7]" office:value-type="float" office:value="90000" calcext:value-type="float">
            <text:p>90000</text:p>
          </table:table-cell>
          <table:table-cell office:value-type="float" office:value="91203" calcext:value-type="float">
            <text:p>91203</text:p>
          </table:table-cell>
          <table:table-cell office:value-type="float" office:value="90900" calcext:value-type="float">
            <text:p>90900</text:p>
          </table:table-cell>
          <table:table-cell office:value-type="float" office:value="91203" calcext:value-type="float">
            <text:p>91203</text:p>
          </table:table-cell>
          <table:table-cell table:formula="of:=[.D7]+[.E7]+[.F7]" office:value-type="float" office:value="273306" calcext:value-type="float">
            <text:p>273306</text:p>
          </table:table-cell>
          <table:table-cell table:formula="of:=[.G7]/[.C7]" office:value-type="float" office:value="3.03673333333333" calcext:value-type="float">
            <text:p>3.03673333333333</text:p>
          </table:table-cell>
          <table:table-cell table:formula="of:=[.A7]+[.B7]" office:value-type="float" office:value="600" calcext:value-type="float">
            <text:p>600</text:p>
          </table:table-cell>
          <table:table-cell office:value-type="float" office:value="1202" calcext:value-type="float">
            <text:p>1202</text:p>
          </table:table-cell>
          <table:table-cell office:value-type="float" office:value="600" calcext:value-type="float">
            <text:p>600</text:p>
          </table:table-cell>
          <table:table-cell office:value-type="float" office:value="1800" calcext:value-type="float">
            <text:p>1800</text:p>
          </table:table-cell>
          <table:table-cell table:formula="of:=[.J7]+[.K7]+[.L7]" office:value-type="float" office:value="3602" calcext:value-type="float">
            <text:p>3602</text:p>
          </table:table-cell>
          <table:table-cell table:formula="of:=[.M7]/[.I7]" office:value-type="float" office:value="6.00333333333333" calcext:value-type="float">
            <text:p>6.00333333333333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table:formula="of:=[.A8]*[.B8]" office:value-type="float" office:value="122500" calcext:value-type="float">
            <text:p>122500</text:p>
          </table:table-cell>
          <table:table-cell office:value-type="float" office:value="123903" calcext:value-type="float">
            <text:p>123903</text:p>
          </table:table-cell>
          <table:table-cell office:value-type="float" office:value="123550" calcext:value-type="float">
            <text:p>123550</text:p>
          </table:table-cell>
          <table:table-cell office:value-type="float" office:value="123903" calcext:value-type="float">
            <text:p>123903</text:p>
          </table:table-cell>
          <table:table-cell table:formula="of:=[.D8]+[.E8]+[.F8]" office:value-type="float" office:value="371356" calcext:value-type="float">
            <text:p>371356</text:p>
          </table:table-cell>
          <table:table-cell table:formula="of:=[.G8]/[.C8]" office:value-type="float" office:value="3.03147755102041" calcext:value-type="float">
            <text:p>3.03147755102041</text:p>
          </table:table-cell>
          <table:table-cell table:formula="of:=[.A8]+[.B8]" office:value-type="float" office:value="700" calcext:value-type="float">
            <text:p>700</text:p>
          </table:table-cell>
          <table:table-cell office:value-type="float" office:value="1402" calcext:value-type="float">
            <text:p>1402</text:p>
          </table:table-cell>
          <table:table-cell office:value-type="float" office:value="700" calcext:value-type="float">
            <text:p>700</text:p>
          </table:table-cell>
          <table:table-cell office:value-type="float" office:value="2100" calcext:value-type="float">
            <text:p>2100</text:p>
          </table:table-cell>
          <table:table-cell table:formula="of:=[.J8]+[.K8]+[.L8]" office:value-type="float" office:value="4202" calcext:value-type="float">
            <text:p>4202</text:p>
          </table:table-cell>
          <table:table-cell table:formula="of:=[.M8]/[.I8]" office:value-type="float" office:value="6.00285714285714" calcext:value-type="float">
            <text:p>6.0028571428571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formula="of:=[.A9]*[.B9]" office:value-type="float" office:value="160000" calcext:value-type="float">
            <text:p>160000</text:p>
          </table:table-cell>
          <table:table-cell office:value-type="float" office:value="161603" calcext:value-type="float">
            <text:p>161603</text:p>
          </table:table-cell>
          <table:table-cell office:value-type="float" office:value="161200" calcext:value-type="float">
            <text:p>161200</text:p>
          </table:table-cell>
          <table:table-cell office:value-type="float" office:value="161603" calcext:value-type="float">
            <text:p>161603</text:p>
          </table:table-cell>
          <table:table-cell table:formula="of:=[.D9]+[.E9]+[.F9]" office:value-type="float" office:value="484406" calcext:value-type="float">
            <text:p>484406</text:p>
          </table:table-cell>
          <table:table-cell table:formula="of:=[.G9]/[.C9]" office:value-type="float" office:value="3.0275375" calcext:value-type="float">
            <text:p>3.0275375</text:p>
          </table:table-cell>
          <table:table-cell table:formula="of:=[.A9]+[.B9]" office:value-type="float" office:value="800" calcext:value-type="float">
            <text:p>800</text:p>
          </table:table-cell>
          <table:table-cell office:value-type="float" office:value="1602" calcext:value-type="float">
            <text:p>1602</text:p>
          </table:table-cell>
          <table:table-cell office:value-type="float" office:value="800" calcext:value-type="float">
            <text:p>800</text:p>
          </table:table-cell>
          <table:table-cell office:value-type="float" office:value="2400" calcext:value-type="float">
            <text:p>2400</text:p>
          </table:table-cell>
          <table:table-cell table:formula="of:=[.J9]+[.K9]+[.L9]" office:value-type="float" office:value="4802" calcext:value-type="float">
            <text:p>4802</text:p>
          </table:table-cell>
          <table:table-cell table:formula="of:=[.M9]/[.I9]" office:value-type="float" office:value="6.0025" calcext:value-type="float">
            <text:p>6.0025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table:formula="of:=[.A10]*[.B10]" office:value-type="float" office:value="202500" calcext:value-type="float">
            <text:p>202500</text:p>
          </table:table-cell>
          <table:table-cell office:value-type="float" office:value="204303" calcext:value-type="float">
            <text:p>204303</text:p>
          </table:table-cell>
          <table:table-cell office:value-type="float" office:value="203850" calcext:value-type="float">
            <text:p>203850</text:p>
          </table:table-cell>
          <table:table-cell office:value-type="float" office:value="204303" calcext:value-type="float">
            <text:p>204303</text:p>
          </table:table-cell>
          <table:table-cell table:formula="of:=[.D10]+[.E10]+[.F10]" office:value-type="float" office:value="612456" calcext:value-type="float">
            <text:p>612456</text:p>
          </table:table-cell>
          <table:table-cell table:formula="of:=[.G10]/[.C10]" office:value-type="float" office:value="3.02447407407407" calcext:value-type="float">
            <text:p>3.02447407407407</text:p>
          </table:table-cell>
          <table:table-cell table:formula="of:=[.A10]+[.B10]" office:value-type="float" office:value="900" calcext:value-type="float">
            <text:p>900</text:p>
          </table:table-cell>
          <table:table-cell office:value-type="float" office:value="1802" calcext:value-type="float">
            <text:p>1802</text:p>
          </table:table-cell>
          <table:table-cell office:value-type="float" office:value="900" calcext:value-type="float">
            <text:p>900</text:p>
          </table:table-cell>
          <table:table-cell office:value-type="float" office:value="2700" calcext:value-type="float">
            <text:p>2700</text:p>
          </table:table-cell>
          <table:table-cell table:formula="of:=[.J10]+[.K10]+[.L10]" office:value-type="float" office:value="5402" calcext:value-type="float">
            <text:p>5402</text:p>
          </table:table-cell>
          <table:table-cell table:formula="of:=[.M10]/[.I10]" office:value-type="float" office:value="6.00222222222222" calcext:value-type="float">
            <text:p>6.00222222222222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[.A11]*[.B11]" office:value-type="float" office:value="250000" calcext:value-type="float">
            <text:p>250000</text:p>
          </table:table-cell>
          <table:table-cell office:value-type="float" office:value="252003" calcext:value-type="float">
            <text:p>252003</text:p>
          </table:table-cell>
          <table:table-cell office:value-type="float" office:value="251500" calcext:value-type="float">
            <text:p>251500</text:p>
          </table:table-cell>
          <table:table-cell office:value-type="float" office:value="252003" calcext:value-type="float">
            <text:p>252003</text:p>
          </table:table-cell>
          <table:table-cell table:formula="of:=[.D11]+[.E11]+[.F11]" office:value-type="float" office:value="755506" calcext:value-type="float">
            <text:p>755506</text:p>
          </table:table-cell>
          <table:table-cell table:formula="of:=[.G11]/[.C11]" office:value-type="float" office:value="3.022024" calcext:value-type="float">
            <text:p>3.022024</text:p>
          </table:table-cell>
          <table:table-cell table:formula="of:=[.A11]+[.B11]" office:value-type="float" office:value="1000" calcext:value-type="float">
            <text:p>1000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[.J11]+[.K11]+[.L11]" office:value-type="float" office:value="6002" calcext:value-type="float">
            <text:p>6002</text:p>
          </table:table-cell>
          <table:table-cell table:formula="of:=[.M11]/[.I11]" office:value-type="float" office:value="6.002" calcext:value-type="float">
            <text:p>6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44:50.789003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2:15:24.492200533</meta:creation-date>
    <dc:date>2020-04-23T13:55:22.739831978</dc:date>
    <meta:editing-duration>PT22M11S</meta:editing-duration>
    <meta:editing-cycles>5</meta:editing-cycles>
    <meta:generator>LibreOffice/6.0.7.3$Linux_X86_64 LibreOffice_project/00m0$Build-3</meta:generator>
    <meta:document-statistic meta:table-count="3" meta:cell-count="485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time.C2:time.D11 time.D1:time.D1" chart:data-source-has-labels="row" svg:x="0.32cm" svg:y="0.18cm" svg:width="11.873cm" svg:height="8.64cm">
          <chartooo:coordinate-region svg:x="1.312cm" svg:y="0.379cm" svg:width="10.3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D2:time.D11" chart:label-cell-address="time.D1:time.D1" chart:class="chart:scatter">
            <chart:domain table:cell-range-address="time.C2:time.C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time.C2:time.C11</svg:desc>
                </draw:g>
              </table:table-cell>
              <table:table-cell office:value-type="float" office:value="38.373695">
                <text:p>38.373695</text:p>
                <draw:g>
                  <svg:desc>time.D2:tim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50.409944">
                <text:p>150.409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">
                <text:p>22500</text:p>
              </table:table-cell>
              <table:table-cell office:value-type="float" office:value="336.760944">
                <text:p>336.760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88.562492">
                <text:p>588.56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">
                <text:p>62500</text:p>
              </table:table-cell>
              <table:table-cell office:value-type="float" office:value="918.904074">
                <text:p>918.90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1316.388687">
                <text:p>1316.38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00">
                <text:p>122500</text:p>
              </table:table-cell>
              <table:table-cell office:value-type="float" office:value="1792.497778">
                <text:p>1792.49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2348.565185">
                <text:p>2348.56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500">
                <text:p>202500</text:p>
              </table:table-cell>
              <table:table-cell office:value-type="float" office:value="2968.862761">
                <text:p>2968.86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3662.531616">
                <text:p>3662.5316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time.F2:time.G11 time.G1:time.G1" chart:data-source-has-labels="row" svg:x="0.32cm" svg:y="0.18cm" svg:width="11.873cm" svg:height="8.64cm">
          <chartooo:coordinate-region svg:x="0.941cm" svg:y="0.379cm" svg:width="10.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G2:time.G11" chart:label-cell-address="time.G1:time.G1" chart:class="chart:scatter">
            <chart:domain table:cell-range-address="time.F2:time.F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Average Time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ime.F2:time.F11</svg:desc>
                </draw:g>
              </table:table-cell>
              <table:table-cell office:value-type="float" office:value="8.759512">
                <text:p>8.759512</text:p>
                <draw:g>
                  <svg:desc>time.G2:tim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.580072">
                <text:p>15.58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2.591877">
                <text:p>22.59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9.665657">
                <text:p>29.665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6.800943">
                <text:p>36.800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4.585421">
                <text:p>44.585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3.055993">
                <text:p>53.05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61.556801">
                <text:p>61.55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72.153468">
                <text:p>72.153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7.02229">
                <text:p>77.02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C2:operation.F11 operation.D1:operation.F1" chart:data-source-has-labels="row" svg:x="0.32cm" svg:y="0.18cm" svg:width="12.19cm" svg:height="8.64cm">
          <chartooo:coordinate-region svg:x="1.682cm" svg:y="0.379cm" svg:width="10.27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D2:operation.D11" chart:label-cell-address="operation.D1:operation.D1" chart:class="chart:scatter">
            <chart:domain table:cell-range-address="operation.C2:operation.C11"/>
            <chart:data-point chart:repeated="10"/>
          </chart:series>
          <chart:series chart:style-name="ch7" chart:values-cell-range-address="operation.E2:operation.E11" chart:label-cell-address="operation.E1:operation.E1" chart:class="chart:scatter">
            <chart:data-point chart:repeated="10"/>
          </chart:series>
          <chart:series chart:style-name="ch8" chart:values-cell-range-address="operation.F2:operation.F11" chart:label-cell-address="operation.F1:operation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ssignment</text:p>
                <draw:g>
                  <svg:desc>operation.D1:operation.D1</svg:desc>
                </draw:g>
              </table:table-cell>
              <table:table-cell office:value-type="string">
                <text:p>Comparison</text:p>
                <draw:g>
                  <svg:desc>operation.E1:operation.E1</svg:desc>
                </draw:g>
              </table:table-cell>
              <table:table-cell office:value-type="string">
                <text:p>Arithmetic</text:p>
                <draw:g>
                  <svg:desc>operation.F1:oper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operation.C2:operation.C11</svg:desc>
                </draw:g>
              </table:table-cell>
              <table:table-cell office:value-type="float" office:value="2703">
                <text:p>2703</text:p>
                <draw:g>
                  <svg:desc>operation.D2:operation.D11</svg:desc>
                </draw:g>
              </table:table-cell>
              <table:table-cell office:value-type="float" office:value="2650">
                <text:p>2650</text:p>
                <draw:g>
                  <svg:desc>operation.E2:operation.E11</svg:desc>
                </draw:g>
              </table:table-cell>
              <table:table-cell office:value-type="float" office:value="2703">
                <text:p>2703</text:p>
                <draw:g>
                  <svg:desc>operation.F2:operation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0403">
                <text:p>10403</text:p>
              </table:table-cell>
              <table:table-cell office:value-type="float" office:value="10300">
                <text:p>10300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">
                <text:p>22500</text:p>
              </table:table-cell>
              <table:table-cell office:value-type="float" office:value="23103">
                <text:p>23103</text:p>
              </table:table-cell>
              <table:table-cell office:value-type="float" office:value="22950">
                <text:p>22950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40803">
                <text:p>40803</text:p>
              </table:table-cell>
              <table:table-cell office:value-type="float" office:value="40600">
                <text:p>40600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00">
                <text:p>62500</text:p>
              </table:table-cell>
              <table:table-cell office:value-type="float" office:value="63503">
                <text:p>63503</text:p>
              </table:table-cell>
              <table:table-cell office:value-type="float" office:value="63250">
                <text:p>63250</text:p>
              </table:table-cell>
              <table:table-cell office:value-type="float" office:value="63503">
                <text:p>6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0">
                <text:p>90000</text:p>
              </table:table-cell>
              <table:table-cell office:value-type="float" office:value="91203">
                <text:p>91203</text:p>
              </table:table-cell>
              <table:table-cell office:value-type="float" office:value="90900">
                <text:p>90900</text:p>
              </table:table-cell>
              <table:table-cell office:value-type="float" office:value="91203">
                <text:p>9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500">
                <text:p>122500</text:p>
              </table:table-cell>
              <table:table-cell office:value-type="float" office:value="123903">
                <text:p>123903</text:p>
              </table:table-cell>
              <table:table-cell office:value-type="float" office:value="123550">
                <text:p>123550</text:p>
              </table:table-cell>
              <table:table-cell office:value-type="float" office:value="123903">
                <text:p>12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0">
                <text:p>160000</text:p>
              </table:table-cell>
              <table:table-cell office:value-type="float" office:value="161603">
                <text:p>161603</text:p>
              </table:table-cell>
              <table:table-cell office:value-type="float" office:value="161200">
                <text:p>161200</text:p>
              </table:table-cell>
              <table:table-cell office:value-type="float" office:value="161603">
                <text:p>161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500">
                <text:p>202500</text:p>
              </table:table-cell>
              <table:table-cell office:value-type="float" office:value="204303">
                <text:p>204303</text:p>
              </table:table-cell>
              <table:table-cell office:value-type="float" office:value="203850">
                <text:p>203850</text:p>
              </table:table-cell>
              <table:table-cell office:value-type="float" office:value="204303">
                <text:p>20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00">
                <text:p>250000</text:p>
              </table:table-cell>
              <table:table-cell office:value-type="float" office:value="252003">
                <text:p>252003</text:p>
              </table:table-cell>
              <table:table-cell office:value-type="float" office:value="251500">
                <text:p>251500</text:p>
              </table:table-cell>
              <table:table-cell office:value-type="float" office:value="252003">
                <text:p>252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I2:operation.L11 operation.J1:operation.L1" chart:data-source-has-labels="row" svg:x="0.32cm" svg:y="0.18cm" svg:width="12.19cm" svg:height="8.64cm">
          <chartooo:coordinate-region svg:x="1.312cm" svg:y="0.379cm" svg:width="10.8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J2:operation.J11" chart:label-cell-address="operation.J1:operation.J1" chart:class="chart:scatter">
            <chart:domain table:cell-range-address="operation.I2:operation.I11"/>
            <chart:data-point chart:repeated="10"/>
          </chart:series>
          <chart:series chart:style-name="ch7" chart:values-cell-range-address="operation.K2:operation.K11" chart:label-cell-address="operation.K1:operation.K1" chart:class="chart:scatter">
            <chart:data-point chart:repeated="10"/>
          </chart:series>
          <chart:series chart:style-name="ch8" chart:values-cell-range-address="operation.L2:operation.L11" chart:label-cell-address="operation.L1:operation.L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Assignment</text:p>
                <draw:g>
                  <svg:desc>operation.J1:operation.J1</svg:desc>
                </draw:g>
              </table:table-cell>
              <table:table-cell office:value-type="string">
                <text:p>Comparison</text:p>
                <draw:g>
                  <svg:desc>operation.K1:operation.K1</svg:desc>
                </draw:g>
              </table:table-cell>
              <table:table-cell office:value-type="string">
                <text:p>Arithmetic</text:p>
                <draw:g>
                  <svg:desc>operation.L1:opera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operation.I2:operation.I11</svg:desc>
                </draw:g>
              </table:table-cell>
              <table:table-cell office:value-type="float" office:value="202">
                <text:p>202</text:p>
                <draw:g>
                  <svg:desc>operation.J2:operation.J11</svg:desc>
                </draw:g>
              </table:table-cell>
              <table:table-cell office:value-type="float" office:value="100">
                <text:p>100</text:p>
                <draw:g>
                  <svg:desc>operation.K2:operation.K11</svg:desc>
                </draw:g>
              </table:table-cell>
              <table:table-cell office:value-type="float" office:value="300">
                <text:p>300</text:p>
                <draw:g>
                  <svg:desc>operation.L2:operation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602">
                <text:p>602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802">
                <text:p>802</text:p>
              </table:table-cell>
              <table:table-cell office:value-type="float" office:value="400">
                <text:p>4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02">
                <text:p>1002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202">
                <text:p>1202</text:p>
              </table:table-cell>
              <table:table-cell office:value-type="float" office:value="600">
                <text:p>6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402">
                <text:p>1402</text:p>
              </table:table-cell>
              <table:table-cell office:value-type="float" office:value="700">
                <text:p>7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602">
                <text:p>1602</text:p>
              </table:table-cell>
              <table:table-cell office:value-type="float" office:value="800">
                <text:p>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802">
                <text:p>1802</text:p>
              </table:table-cell>
              <table:table-cell office:value-type="float" office:value="900">
                <text:p>9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002">
                <text:p>2002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952cm" style:legend-expansion="high" chart:style-name="ch2"/>
        <chart:plot-area chart:style-name="ch3" table:cell-range-address="operation.A2:operation.A11 operation.G1:operation.G11 operation.M1:operation.M11" chart:data-source-has-labels="row" svg:x="0.32cm" svg:y="0.18cm" svg:width="13.249cm" svg:height="8.64cm">
          <chartooo:coordinate-region svg:x="1.682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G2:operation.G11" chart:label-cell-address="operation.G1:operation.G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M2:operation.M11" chart:label-cell-address="operation.M1:operation.M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  <draw:g>
                  <svg:desc>operation.G1:operation.G1</svg:desc>
                </draw:g>
              </table:table-cell>
              <table:table-cell office:value-type="string">
                <text:p>SUM</text:p>
                <draw:g>
                  <svg:desc>operation.M1:operation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8056">
                <text:p>8056</text:p>
                <draw:g>
                  <svg:desc>operation.G2:operation.G11</svg:desc>
                </draw:g>
              </table:table-cell>
              <table:table-cell office:value-type="float" office:value="602">
                <text:p>602</text:p>
                <draw:g>
                  <svg:desc>operation.M2:operation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1106">
                <text:p>3110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9156">
                <text:p>6915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22206">
                <text:p>122206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90256">
                <text:p>190256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73306">
                <text:p>273306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71356">
                <text:p>371356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84406">
                <text:p>48440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12456">
                <text:p>612456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755506">
                <text:p>755506</text:p>
              </table:table-cell>
              <table:table-cell office:value-type="float" office:value="6002">
                <text:p>60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2.526cm" svg:y="4.203cm" style:legend-expansion="high" chart:style-name="ch2"/>
        <chart:plot-area chart:style-name="ch3" table:cell-range-address="time.A1:time.A11 time.D1:time.D11" chart:data-source-has-labels="row" svg:x="0.32cm" svg:y="0.18cm" svg:width="11.886cm" svg:height="8.645cm">
          <chartooo:coordinate-region svg:x="1.312cm" svg:y="0.379cm" svg:width="10.6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D2:time.D11" chart:label-cell-address="time.D1:time.D1" chart:class="chart:scatter">
            <chart:domain table:cell-range-address="time.A2:time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ime.A2:time.A11</svg:desc>
                </draw:g>
              </table:table-cell>
              <table:table-cell office:value-type="float" office:value="38.373695">
                <text:p>38.373695</text:p>
                <draw:g>
                  <svg:desc>time.D2:time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0.409944">
                <text:p>150.409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336.760944">
                <text:p>336.760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588.562492">
                <text:p>588.562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918.904074">
                <text:p>918.904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316.388687">
                <text:p>1316.388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792.497778">
                <text:p>1792.49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2348.565185">
                <text:p>2348.565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968.862761">
                <text:p>2968.862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662.531616">
                <text:p>3662.5316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legend chart:legend-position="end" svg:x="12.498cm" svg:y="4.204cm" style:legend-expansion="high" chart:style-name="ch2"/>
        <chart:plot-area chart:style-name="ch3" table:cell-range-address="time.A1:time.A11 time.G1:time.G11" chart:data-source-has-labels="row" svg:x="0.319cm" svg:y="0.18cm" svg:width="11.86cm" svg:height="8.646cm">
          <chartooo:coordinate-region svg:x="0.94cm" svg:y="0.38cm" svg:width="10.95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.G2:time.G11" chart:label-cell-address="time.G1:time.G1" chart:class="chart:scatter">
            <chart:domain table:cell-range-address="time.A2:time.A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Time</text:p>
                <draw:g>
                  <svg:desc>time.G1:tim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ime.A2:time.A11</svg:desc>
                </draw:g>
              </table:table-cell>
              <table:table-cell office:value-type="float" office:value="8.759512">
                <text:p>8.759512</text:p>
                <draw:g>
                  <svg:desc>time.G2:time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.580072">
                <text:p>15.580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2.591877">
                <text:p>22.591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29.665657">
                <text:p>29.6656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6.800943">
                <text:p>36.800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4.585421">
                <text:p>44.585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53.055993">
                <text:p>53.05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61.556801">
                <text:p>61.55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72.153468">
                <text:p>72.153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77.02229">
                <text:p>77.022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A1:operation.A11 operation.D1:operation.F11" chart:data-source-has-labels="row" svg:x="0.32cm" svg:y="0.18cm" svg:width="12.19cm" svg:height="8.64cm">
          <chartooo:coordinate-region svg:x="1.682cm" svg:y="0.379cm" svg:width="10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D2:operation.D11" chart:label-cell-address="operation.D1:operation.D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E2:operation.E11" chart:label-cell-address="operation.E1:operation.E1" chart:class="chart:scatter">
            <chart:data-point chart:repeated="10"/>
          </chart:series>
          <chart:series chart:style-name="ch8" chart:values-cell-range-address="operation.F2:operation.F11" chart:label-cell-address="operation.F1:operation.F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ssignment</text:p>
                <draw:g>
                  <svg:desc>operation.D1:operation.D1</svg:desc>
                </draw:g>
              </table:table-cell>
              <table:table-cell office:value-type="string">
                <text:p>Comparison</text:p>
                <draw:g>
                  <svg:desc>operation.E1:operation.E1</svg:desc>
                </draw:g>
              </table:table-cell>
              <table:table-cell office:value-type="string">
                <text:p>Arithmetic</text:p>
                <draw:g>
                  <svg:desc>operation.F1:oper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2703">
                <text:p>2703</text:p>
                <draw:g>
                  <svg:desc>operation.D2:operation.D11</svg:desc>
                </draw:g>
              </table:table-cell>
              <table:table-cell office:value-type="float" office:value="2650">
                <text:p>2650</text:p>
                <draw:g>
                  <svg:desc>operation.E2:operation.E11</svg:desc>
                </draw:g>
              </table:table-cell>
              <table:table-cell office:value-type="float" office:value="2703">
                <text:p>2703</text:p>
                <draw:g>
                  <svg:desc>operation.F2:operation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403">
                <text:p>10403</text:p>
              </table:table-cell>
              <table:table-cell office:value-type="float" office:value="10300">
                <text:p>10300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3103">
                <text:p>23103</text:p>
              </table:table-cell>
              <table:table-cell office:value-type="float" office:value="22950">
                <text:p>22950</text:p>
              </table:table-cell>
              <table:table-cell office:value-type="float" office:value="23103">
                <text:p>23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40803">
                <text:p>40803</text:p>
              </table:table-cell>
              <table:table-cell office:value-type="float" office:value="40600">
                <text:p>40600</text:p>
              </table:table-cell>
              <table:table-cell office:value-type="float" office:value="40803">
                <text:p>40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63503">
                <text:p>63503</text:p>
              </table:table-cell>
              <table:table-cell office:value-type="float" office:value="63250">
                <text:p>63250</text:p>
              </table:table-cell>
              <table:table-cell office:value-type="float" office:value="63503">
                <text:p>63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91203">
                <text:p>91203</text:p>
              </table:table-cell>
              <table:table-cell office:value-type="float" office:value="90900">
                <text:p>90900</text:p>
              </table:table-cell>
              <table:table-cell office:value-type="float" office:value="91203">
                <text:p>91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23903">
                <text:p>123903</text:p>
              </table:table-cell>
              <table:table-cell office:value-type="float" office:value="123550">
                <text:p>123550</text:p>
              </table:table-cell>
              <table:table-cell office:value-type="float" office:value="123903">
                <text:p>123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61603">
                <text:p>161603</text:p>
              </table:table-cell>
              <table:table-cell office:value-type="float" office:value="161200">
                <text:p>161200</text:p>
              </table:table-cell>
              <table:table-cell office:value-type="float" office:value="161603">
                <text:p>161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204303">
                <text:p>204303</text:p>
              </table:table-cell>
              <table:table-cell office:value-type="float" office:value="203850">
                <text:p>203850</text:p>
              </table:table-cell>
              <table:table-cell office:value-type="float" office:value="204303">
                <text:p>2043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52003">
                <text:p>252003</text:p>
              </table:table-cell>
              <table:table-cell office:value-type="float" office:value="251500">
                <text:p>251500</text:p>
              </table:table-cell>
              <table:table-cell office:value-type="float" office:value="252003">
                <text:p>2520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3.703cm" style:legend-expansion="high" chart:style-name="ch2"/>
        <chart:plot-area chart:style-name="ch3" table:cell-range-address="operation.A1:operation.A11 operation.J1:operation.L11" chart:data-source-has-labels="row" svg:x="0.32cm" svg:y="0.18cm" svg:width="12.19cm" svg:height="8.64cm">
          <chartooo:coordinate-region svg:x="1.312cm" svg:y="0.379cm" svg:width="10.9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ration.J2:operation.J11" chart:label-cell-address="operation.J1:operation.J1" chart:class="chart:scatter">
            <chart:domain table:cell-range-address="operation.A2:operation.A11"/>
            <chart:data-point chart:repeated="10"/>
          </chart:series>
          <chart:series chart:style-name="ch7" chart:values-cell-range-address="operation.K2:operation.K11" chart:label-cell-address="operation.K1:operation.K1" chart:class="chart:scatter">
            <chart:data-point chart:repeated="10"/>
          </chart:series>
          <chart:series chart:style-name="ch8" chart:values-cell-range-address="operation.L2:operation.L11" chart:label-cell-address="operation.L1:operation.L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ssignment</text:p>
                <draw:g>
                  <svg:desc>operation.J1:operation.J1</svg:desc>
                </draw:g>
              </table:table-cell>
              <table:table-cell office:value-type="string">
                <text:p>Comparison</text:p>
                <draw:g>
                  <svg:desc>operation.K1:operation.K1</svg:desc>
                </draw:g>
              </table:table-cell>
              <table:table-cell office:value-type="string">
                <text:p>Arithmetic</text:p>
                <draw:g>
                  <svg:desc>operation.L1:operatio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operation.A2:operation.A11</svg:desc>
                </draw:g>
              </table:table-cell>
              <table:table-cell office:value-type="float" office:value="202">
                <text:p>202</text:p>
                <draw:g>
                  <svg:desc>operation.J2:operation.J11</svg:desc>
                </draw:g>
              </table:table-cell>
              <table:table-cell office:value-type="float" office:value="100">
                <text:p>100</text:p>
                <draw:g>
                  <svg:desc>operation.K2:operation.K11</svg:desc>
                </draw:g>
              </table:table-cell>
              <table:table-cell office:value-type="float" office:value="300">
                <text:p>300</text:p>
                <draw:g>
                  <svg:desc>operation.L2:operation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02">
                <text:p>402</text:p>
              </table:table-cell>
              <table:table-cell office:value-type="float" office:value="200">
                <text:p>2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602">
                <text:p>602</text:p>
              </table:table-cell>
              <table:table-cell office:value-type="float" office:value="300">
                <text:p>3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02">
                <text:p>802</text:p>
              </table:table-cell>
              <table:table-cell office:value-type="float" office:value="400">
                <text:p>40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1002">
                <text:p>1002</text:p>
              </table:table-cell>
              <table:table-cell office:value-type="float" office:value="500">
                <text:p>50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202">
                <text:p>1202</text:p>
              </table:table-cell>
              <table:table-cell office:value-type="float" office:value="600">
                <text:p>6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402">
                <text:p>1402</text:p>
              </table:table-cell>
              <table:table-cell office:value-type="float" office:value="700">
                <text:p>7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602">
                <text:p>1602</text:p>
              </table:table-cell>
              <table:table-cell office:value-type="float" office:value="800">
                <text:p>8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802">
                <text:p>1802</text:p>
              </table:table-cell>
              <table:table-cell office:value-type="float" office:value="900">
                <text:p>9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2002">
                <text:p>2002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